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66ff99"/>
      <style:paragraph-properties fo:text-align="center"/>
    </style:style>
    <style:style style:name="P5" style:family="paragraph">
      <loext:graphic-properties draw:fill="none" draw:fill-color="#ffffff"/>
    </style:style>
    <style:style style:name="gr1" style:family="graphic">
      <style:graphic-properties draw:stroke="dash" draw:stroke-dash="Ultrafine_20_Dashed" svg:stroke-color="#000000" draw:fill="none" draw:fill-color="#ffffff" draw:textarea-vertical-align="middle" fo:min-height="0.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Ultrafine_20_Dashed" svg:stroke-color="#000000" draw:fill="none" draw:fill-color="#ffffff" draw:textarea-vertical-align="middle" fo:min-height="0.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dash" draw:stroke-dash="Ultrafine_20_Dashed" svg:stroke-color="#000000" draw:fill="none" draw:fill-color="#ffffff" draw:textarea-vertical-align="middle" fo:min-height="0.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dash" draw:stroke-dash="Ultrafine_20_Dashed" svg:stroke-color="#000000" draw:fill="none" draw:fill-color="#ffffff" draw:textarea-vertical-align="middle" fo:min-height="0.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dash" draw:stroke-dash="Ultrafine_20_Dashed" svg:stroke-color="#000000" draw:fill="none" draw:fill-color="#ffffff" draw:textarea-vertical-align="middle" fo:min-height="0.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marker-end="Arrowheads_20_1" draw:fill="none" draw:fill-color="#66ff99" draw:textarea-horizontal-align="center" draw:textarea-vertical-align="middle" style:run-through="foreground" style:wrap="none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marker-end="Arrowheads_20_1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marker-end="Arrowheads_20_1" draw:fill="none" draw:fill-color="#ffffff" fo:min-height="0.37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marker-end="Arrowheads_20_1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line text:anchor-type="paragraph" draw:z-index="6" draw:name="Shape3" draw:style-name="gr7" draw:text-style-name="P4" svg:x1="4.0465in" svg:y1="1.3693in" svg:x2="3.3382in" svg:y2="0.6402in"><text:p/></draw:line><draw:frame text:anchor-type="paragraph" draw:z-index="0" draw:name="Shape1" draw:style-name="gr1" draw:text-style-name="P2" svg:width="0.8543in" svg:height="0.5004in" svg:x="1.3382in" svg:y="1.3693in"><draw:text-box><text:p text:style-name="P1">node0</text:p></draw:text-box></draw:frame><draw:frame text:anchor-type="paragraph" draw:z-index="1" draw:name="Shape1" draw:style-name="gr2" draw:text-style-name="P2" svg:width="0.8543in" svg:height="0.5004in" svg:x="1.3173in" svg:y="2.2547in"><draw:text-box><text:p text:style-name="P1">message</text:p></draw:text-box></draw:frame><draw:frame text:anchor-type="paragraph" draw:z-index="2" draw:name="Shape1" draw:style-name="gr3" draw:text-style-name="P2" svg:width="0.8543in" svg:height="0.5004in" svg:x="1.3173in" svg:y="2.9528in"><draw:text-box><text:p text:style-name="P1">Topics</text:p></draw:text-box></draw:frame><draw:frame text:anchor-type="paragraph" draw:z-index="3" draw:name="Shape1" draw:style-name="gr4" draw:text-style-name="P2" svg:width="0.8543in" svg:height="0.5004in" svg:x="2.4839in" svg:y="0.4319in"><draw:text-box><text:p text:style-name="P1">Master</text:p></draw:text-box></draw:frame><draw:frame text:anchor-type="paragraph" draw:z-index="4" draw:name="Shape1" draw:style-name="gr5" draw:text-style-name="P2" svg:width="0.8543in" svg:height="0.5004in" svg:x="3.6091in" svg:y="1.3693in"><draw:text-box><text:p text:style-name="P1">node1</text:p></draw:text-box></draw:frame><draw:line text:anchor-type="paragraph" draw:z-index="5" draw:name="Shape3" draw:style-name="gr6" draw:text-style-name="P3" svg:x1="2.4839in" svg:y1="0.661in" svg:x2="1.7756in" svg:y2="1.3693in"><text:p/></draw:line><draw:frame text:anchor-type="paragraph" draw:z-index="7" draw:name="Shape2" draw:style-name="gr8" draw:text-style-name="P5" svg:width="0.5213in" svg:height="0.198in" svg:x="3.7862in" svg:y="0.8799in"><draw:text-box><text:p>find</text:p></draw:text-box></draw:frame><draw:frame text:anchor-type="paragraph" draw:z-index="8" draw:name="Shape2" draw:style-name="gr8" draw:text-style-name="P5" svg:width="0.5213in" svg:height="0.198in" svg:x="1.8382in" svg:y="0.8382in"><draw:text-box><text:p>find</text:p></draw:text-box></draw:frame><draw:line text:anchor-type="paragraph" draw:z-index="9" draw:name="Shape3" draw:style-name="gr6" draw:text-style-name="P3" svg:x1="2.161in" svg:y1="1.8693in" svg:x2="2.1713in" svg:y2="2.9528in"><text:p/></draw:line><draw:polygon text:anchor-type="paragraph" draw:z-index="10" draw:name="Shape3" draw:style-name="gr6" draw:text-style-name="P3" svg:width="0in" svg:height="0in" svg:x="1.5256in" svg:y="2.7134in" svg:viewBox="0 0 0 0" draw:points="0,0"><text:p/></draw:polygon><draw:line text:anchor-type="paragraph" draw:z-index="11" draw:name="Shape3" draw:style-name="gr6" draw:text-style-name="P3" svg:x1="1.3173in" svg:y1="2.9528in" svg:x2="1.3382in" svg:y2="1.8693in"><text:p/></draw:line><draw:frame text:anchor-type="paragraph" draw:z-index="12" draw:name="Shape4" draw:style-name="gr9" draw:text-style-name="P5" svg:width="0.6461in" svg:height="0.3752in" svg:x="0.4425in" svg:y="2.0882in"><draw:text-box><text:p>订阅</text:p></draw:text-box></draw:frame><draw:frame text:anchor-type="paragraph" draw:z-index="13" draw:name="Shape5" draw:style-name="gr10" draw:text-style-name="P5" svg:width="0.4067in" svg:height="0.3024in" svg:x="2.3382in" svg:y="2.0984in"><draw:text-box><text:p>发布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3000 3000" svg:d="M1500 0l1500 2789v211h-114l-1286-2392v2392h-200v-2392l-1286 2392h-114v-211z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09:56:12.949143258</meta:creation-date>
    <dc:date>2017-03-14T10:11:23.794722100</dc:date>
    <meta:editing-duration>PT4M50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